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5ffad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18bc68" officeooo:paragraph-rsid="0018bc68"/>
    </style:style>
    <style:style style:name="P6" style:family="paragraph" style:parent-style-name="Table_20_Contents">
      <style:text-properties officeooo:rsid="001a6038" officeooo:paragraph-rsid="001a6038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1">
      <style:text-properties officeooo:rsid="0018bc68" officeooo:paragraph-rsid="0015de8d"/>
    </style:style>
    <style:style style:name="P11" style:family="paragraph" style:parent-style-name="Table_20_Contents" style:list-style-name="L1">
      <style:text-properties officeooo:rsid="0018bc68" officeooo:paragraph-rsid="001a3af9"/>
    </style:style>
    <style:style style:name="P12" style:family="paragraph" style:parent-style-name="Table_20_Contents" style:list-style-name="L1">
      <style:text-properties officeooo:rsid="0015de8d" officeooo:paragraph-rsid="0015de8d"/>
    </style:style>
    <style:style style:name="P13" style:family="paragraph" style:parent-style-name="Table_20_Contents">
      <style:text-properties officeooo:rsid="0015de8d" officeooo:paragraph-rsid="001a3af9"/>
    </style:style>
    <style:style style:name="P14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5" style:family="paragraph" style:parent-style-name="Azione_20_attore" style:list-style-name="L1">
      <style:text-properties officeooo:rsid="0015de8d" officeooo:paragraph-rsid="0015de8d"/>
    </style:style>
    <style:style style:name="P16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7" style:family="paragraph" style:parent-style-name="Azione_20_sistema" style:list-style-name="L1">
      <style:text-properties officeooo:rsid="0015de8d" officeooo:paragraph-rsid="0015de8d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5de8d"/>
    </style:style>
    <style:style style:name="T8" style:family="text">
      <style:text-properties officeooo:rsid="0016ab7b"/>
    </style:style>
    <style:style style:name="T9" style:family="text">
      <style:text-properties officeooo:rsid="00189e95"/>
    </style:style>
    <style:style style:name="T10" style:family="text">
      <style:text-properties officeooo:rsid="001a3a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zione scheda di un <text:span text:style-name="T9">utente</text:span> d<text:span text:style-name="T8">a parte del personale </text:span><text:span text:style-name="T10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47_Visualizzazione scheda di un utente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6">Personale <text:span text:style-name="T10">formazion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8">L'attore</text:span><text:span text:style-name="T3"> </text:span>accede al sistema e viene <text:span text:style-name="T4">autenticato </text:span><text:span text:style-name="T7">e</text:span><text:span text:style-name="T8">d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9718648" text:style-name="Numerazione_20_UC">
              <text:list-item text:start-value="1">
                <text:p text:style-name="P14"><text:s text:c="2"/><text:span text:style-name="T2"><text:s/></text:span><text:span text:style-name="T8">L'attore</text:span><text:span text:style-name="T2"> visualizza i risultati della ricerca e preme sul tasto per visualizzare la scheda dell'utente.</text:span></text:p>
                <text:p text:style-name="P16"/>
              </text:list-item>
              <text:list-item>
                <text:p text:style-name="Azione_20_sistema"><text:s/><text:span text:style-name="T7">Il sistema visualizza la scheda dell'utente con i dati personali dei campi:</text:span></text:p>
              </text:list-item>
            </text:list>
            <text:list xml:id="list29713055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5">Nome</text:p>
                          </text:list-item>
                          <text:list-item>
                            <text:p text:style-name="P17">Cognome</text:p>
                          </text:list-item>
                          <text:list-item>
                            <text:p text:style-name="P10">Data di nascita</text:p>
                          </text:list-item>
                          <text:list-item>
                            <text:p text:style-name="P12">Categoria di appartenenza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13"><text:span text:style-name="T10">a. Nel caso in cui l'utente fosse un iscritto saranno visualizzati anche i seguenti campi:</text:span></text:p>
            <text:list xml:id="list30172560"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Comune di nascita</text:p>
                          </text:list-item>
                          <text:list-item>
                            <text:p text:style-name="P11">Residenza</text:p>
                          </text:list-item>
                          <text:list-item>
                            <text:p text:style-name="P11">Domicilio</text:p>
                          </text:list-item>
                          <text:list-item>
                            <text:p text:style-name="P11">Cognome genitore</text:p>
                          </text:list-item>
                          <text:list-item>
                            <text:p text:style-name="P11">Nome genitor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8"/>
      <text:p text:style-name="P9">UC_A_<text:span text:style-name="T10">51</text:span> Visualizzazione scheda di un utente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T7M20S</meta:editing-duration>
    <meta:editing-cycles>6</meta:editing-cycles>
    <meta:generator>LibreOffice/3.6$Windows_x86 LibreOffice_project/da8c1e6-fd468f4-454e206-f42a4a9-143cfd</meta:generator>
    <dc:date>2012-10-24T10:02:40.72</dc:date>
    <meta:document-statistic meta:table-count="1" meta:image-count="0" meta:object-count="0" meta:page-count="1" meta:paragraph-count="27" meta:word-count="161" meta:character-count="1051" meta:non-whitespace-character-count="924"/>
  </office:meta>
</office:document-meta>
</file>